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1c6"/>
    </style:style>
    <style:style style:name="P2" style:family="paragraph" style:parent-style-name="Standard">
      <style:text-properties officeooo:rsid="001bad99" officeooo:paragraph-rsid="001bad99"/>
    </style:style>
    <style:style style:name="P3" style:family="paragraph" style:parent-style-name="Standard">
      <style:text-properties officeooo:rsid="001b01c6"/>
    </style:style>
    <style:style style:name="P4" style:family="paragraph" style:parent-style-name="Standard">
      <style:text-properties officeooo:rsid="001bcf58" officeooo:paragraph-rsid="001bcf58"/>
    </style:style>
    <style:style style:name="P5" style:family="paragraph" style:parent-style-name="Standard">
      <style:text-properties officeooo:rsid="001bad99" officeooo:paragraph-rsid="001ba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</text:p>
      <text:p text:style-name="P1"/>
      <text:p text:style-name="P4">"HashMap (Java Platform SE 7 )." HashMap (Java Platform SE 7 ). N.p., n.d. Web. 05 Nov. 2015.</text:p>
      <text:p text:style-name="P1"/>
      <text:p text:style-name="P4">"Java.util.TreeMap.descendingMap() Method Example." Www.tutorialspoint.com. N.p., n.d. Web. 05 Nov. 2015.</text:p>
      <text:p text:style-name="P1"/>
      <text:p text:style-name="P4">"LinkedList (Java Platform SE 7 )." LinkedList (Java Platform SE 7 ). N.p., n.d. Web. 05 Nov. 2015.</text:p>
      <text:p text:style-name="P1"/>
      <text:p text:style-name="P2">"Scanner (Java Platform SE 7 )." Scanner (Java Platform SE 7 ). N.p., n.d. Web. 31 Oct. 2015.</text:p>
      <text:p text:style-name="P1"/>
      <text:p text:style-name="P2">"String (Java Platform SE 7 )." String (Java Platform SE 7 ). N.p., n.d. Web. 31 Oct. 2015.</text:p>
      <text:p text:style-name="P2"/>
      <text:p text:style-name="P4">"TreeMap (Java Platform SE 7 )." TreeMap (Java Platform SE 7 ). N.p., n.d. Web. 05 Nov. 2015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9:47:36.301000000</meta:creation-date>
    <dc:date>2015-11-05T10:53:41.498000000</dc:date>
    <meta:editing-duration>PT5H28M56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7" meta:word-count="101" meta:character-count="584" meta:non-whitespace-character-count="490"/>
  </office:meta>
</office:document-meta>
</file>